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8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2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3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4" style:family="graphic" style:parent-style-name="objectwithoutfill">
      <style:graphic-properties draw:fill="none" draw:fill-color="#ffffff" draw:textarea-vertical-align="middle"/>
    </style:style>
    <style:style style:name="gr2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6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7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1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2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8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9" style:family="paragraph">
      <loext:graphic-properties draw:fill-color="#5e8ac7"/>
      <style:paragraph-properties fo:text-align="start"/>
      <style:text-properties fo:color="#ffffff" style:font-name="Go Medium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20" style:family="paragraph">
      <style:paragraph-properties fo:text-align="center"/>
      <style:text-properties style:font-name="MathJax_Typewriter" fo:font-size="14pt" style:font-size-asian="14pt" style:font-size-complex="14pt"/>
    </style:style>
    <style:style style:name="P21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22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23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24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25" style:family="paragraph">
      <style:paragraph-properties fo:text-align="center"/>
      <style:text-properties fo:color="#ffffff" style:font-name="Go Medium"/>
    </style:style>
    <style:style style:name="P26" style:family="paragraph">
      <loext:graphic-properties draw:fill-color="#ed1c24"/>
      <style:paragraph-properties fo:text-align="center"/>
      <style:text-properties fo:color="#ffffff" style:font-name="Go Medium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  <style:text-properties fo:color="#666666" fo:font-size="9pt" style:font-size-asian="9pt" style:font-size-complex="9pt"/>
    </style:style>
    <style:style style:name="P29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30" style:family="paragraph">
      <style:paragraph-properties fo:text-align="start"/>
      <style:text-properties fo:color="#666666" fo:font-size="8pt" style:font-size-asian="8pt" style:font-size-complex="8pt"/>
    </style:style>
    <style:style style:name="P31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32" style:family="paragraph">
      <style:paragraph-properties fo:text-align="center"/>
      <style:text-properties fo:color="#666666" fo:font-size="12pt" style:font-size-asian="12pt" style:font-size-complex="12pt"/>
    </style:style>
    <style:style style:name="P3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34" style:family="paragraph">
      <loext:graphic-properties draw:fill-color="#00a65d"/>
      <style:paragraph-properties fo:text-align="center"/>
      <style:text-properties fo:color="#ffffff" style:font-name="Go Medium"/>
    </style:style>
    <style:style style:name="P3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ched</text:span><text:span text:style-name="T1">ule </text:span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>Cancel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</text:span><text:span text:style-name="T2">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588cm" svg:height="1.016cm" svg:x="20.919cm" svg:y="2.398cm">
          <text:p text:style-name="P6"><text:span text:style-name="T5">My scheduled meet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7.491cm" svg:y1="3.541cm" svg:x2="17.49cm" svg:y2="20.711cm">
          <text:p/>
        </draw:line>
        <draw:line draw:style-name="gr8" draw:text-style-name="P10" draw:layer="layout" svg:x1="0.98cm" svg:y1="5.573cm" svg:x2="20.436cm" svg:y2="5.573cm">
          <text:p/>
        </draw:line>
        <draw:line draw:style-name="gr8" draw:text-style-name="P10" draw:layer="layout" svg:x1="1.005cm" svg:y1="3.492cm" svg:x2="20.436cm" svg:y2="3.492cm">
          <text:p/>
        </draw:line>
        <draw:line draw:style-name="gr8" draw:text-style-name="P10" draw:layer="layout" svg:x1="20.411cm" svg:y1="1.001cm" svg:x2="20.411cm" svg:y2="20.591cm">
          <text:p/>
        </draw:line>
        <draw:custom-shape draw:style-name="gr9" draw:text-style-name="P12" draw:layer="layout" svg:width="2.921cm" svg:height="2.032cm" svg:x="17.49cm" svg:y="3.541cm">
          <text:p text:style-name="P11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921cm" svg:height="2.032cm" svg:x="14.569cm" svg:y="3.541cm">
          <text:p text:style-name="P11"><text:span text:style-name="T7">T</text:span><text:span text:style-name="T7">h</text:span><text:span text:style-name="T7">u</text:span></text:p>
          <text:p text:style-name="P4"><text:span text:style-name="T7">d</text:span><text:span text:style-name="T7">d</text:span><text:span text:style-name="T7">-</text:span><text:span text:style-name="T7">m</text:span><text:span text:style-name="T7">m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4.592cm" svg:y1="3.541cm" svg:x2="14.591cm" svg:y2="20.711cm">
          <text:p/>
        </draw:line>
        <draw:custom-shape draw:style-name="gr11" draw:text-style-name="P12" draw:layer="layout" svg:width="2.921cm" svg:height="2.032cm" svg:x="11.669cm" svg:y="3.541cm">
          <text:p text:style-name="P11"><text:span text:style-name="T7">W</text:span><text:span text:style-name="T7">e</text:span><text:span text:style-name="T7">d</text:span></text:p>
          <text:p text:style-name="P4"><text:span text:style-name="T7">d</text:span><text:span text:style-name="T7">d</text:span><text:span text:style-name="T7">-</text:span><text:span text:style-name="T7">m</text:span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921cm" svg:height="2.032cm" svg:x="8.769cm" svg:y="3.541cm">
          <text:p text:style-name="P11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921cm" svg:height="2.032cm" svg:x="5.869cm" svg:y="3.541cm">
          <text:p text:style-name="P13"><text:span text:style-name="T7">Mon</text:span></text:p>
          <text:p text:style-name="P13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91cm" svg:height="2.032cm" svg:x="0.98cm" svg:y="3.541cm">
          <text:p text:style-name="P15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1.693cm" svg:y1="3.541cm" svg:x2="11.692cm" svg:y2="20.711cm">
          <text:p/>
        </draw:line>
        <draw:line draw:style-name="gr7" draw:text-style-name="P10" draw:layer="layout" svg:x1="8.794cm" svg:y1="3.541cm" svg:x2="8.793cm" svg:y2="20.711cm">
          <text:p/>
        </draw:line>
        <draw:line draw:style-name="gr7" draw:text-style-name="P10" draw:layer="layout" svg:x1="5.895cm" svg:y1="3.541cm" svg:x2="5.894cm" svg:y2="20.711cm">
          <text:p/>
        </draw:line>
        <draw:line draw:style-name="gr7" draw:text-style-name="P10" draw:layer="layout" svg:x1="14.593cm" svg:y1="3.541cm" svg:x2="14.592cm" svg:y2="20.711cm">
          <text:p/>
        </draw:line>
        <draw:line draw:style-name="gr7" draw:text-style-name="P10" draw:layer="layout" svg:x1="17.492cm" svg:y1="3.541cm" svg:x2="17.491cm" svg:y2="20.711cm">
          <text:p/>
        </draw:line>
        <draw:line draw:style-name="gr8" draw:text-style-name="P10" draw:layer="layout" svg:x1="20.411cm" svg:y1="1.001cm" svg:x2="20.411cm" svg:y2="20.591cm">
          <text:p/>
        </draw:line>
        <draw:line draw:style-name="gr15" draw:text-style-name="P10" draw:layer="layout" svg:x1="20.407cm" svg:y1="7.155cm" svg:x2="0.976cm" svg:y2="7.157cm">
          <text:p/>
        </draw:line>
        <draw:line draw:style-name="gr15" draw:text-style-name="P10" draw:layer="layout" svg:x1="20.408cm" svg:y1="8.655cm" svg:x2="0.977cm" svg:y2="8.657cm">
          <text:p/>
        </draw:line>
        <draw:line draw:style-name="gr15" draw:text-style-name="P10" draw:layer="layout" svg:x1="20.408cm" svg:y1="10.155cm" svg:x2="0.977cm" svg:y2="10.157cm">
          <text:p/>
        </draw:line>
        <draw:line draw:style-name="gr15" draw:text-style-name="P10" draw:layer="layout" svg:x1="20.409cm" svg:y1="11.655cm" svg:x2="0.978cm" svg:y2="11.657cm">
          <text:p/>
        </draw:line>
        <draw:line draw:style-name="gr15" draw:text-style-name="P10" draw:layer="layout" svg:x1="20.41cm" svg:y1="13.155cm" svg:x2="0.979cm" svg:y2="13.157cm">
          <text:p/>
        </draw:line>
        <draw:line draw:style-name="gr15" draw:text-style-name="P10" draw:layer="layout" svg:x1="20.411cm" svg:y1="14.755cm" svg:x2="0.98cm" svg:y2="14.757cm">
          <text:p/>
        </draw:line>
        <draw:line draw:style-name="gr15" draw:text-style-name="P10" draw:layer="layout" svg:x1="20.412cm" svg:y1="16.355cm" svg:x2="0.981cm" svg:y2="16.357cm">
          <text:p/>
        </draw:line>
        <draw:line draw:style-name="gr15" draw:text-style-name="P10" draw:layer="layout" svg:x1="20.413cm" svg:y1="17.955cm" svg:x2="0.982cm" svg:y2="17.957cm">
          <text:p/>
        </draw:line>
        <draw:line draw:style-name="gr15" draw:text-style-name="P10" draw:layer="layout" svg:x1="20.414cm" svg:y1="19.455cm" svg:x2="0.983cm" svg:y2="19.457cm">
          <text:p/>
        </draw:line>
        <draw:custom-shape draw:style-name="gr16" draw:text-style-name="P17" draw:layer="layout" svg:width="4.826cm" svg:height="1.397cm" svg:x="0.98cm" svg:y="5.7cm">
          <text:p text:style-name="P16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826cm" svg:height="1.397cm" svg:x="0.98cm" svg:y="7.2cm">
          <text:p text:style-name="P18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826cm" svg:height="1.397cm" svg:x="0.98cm" svg:y="8.7cm">
          <text:p text:style-name="P18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826cm" svg:height="1.397cm" svg:x="0.98cm" svg:y="10.2cm">
          <text:p text:style-name="P18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826cm" svg:height="1.397cm" svg:x="0.98cm" svg:y="8.7cm">
          <text:p text:style-name="P18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826cm" svg:height="0.927cm" svg:x="0.98cm" svg:y="19.67cm">
          <text:p text:style-name="P18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794cm" svg:height="1.397cm" svg:x="5.933cm" svg:y="7.224cm">
          <text:p text:style-name="P20"><text:span text:style-name="T10">Robert</text:span></text:p>
          <text:p text:style-name="P20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794cm" svg:height="1.397cm" svg:x="5.933cm" svg:y="8.724cm">
          <text:p text:style-name="P20"><text:span text:style-name="T10">Jimmy</text:span></text:p>
          <text:p text:style-name="P20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2.794cm" svg:height="1.397cm" svg:x="11.733cm" svg:y="8.724cm">
          <text:p text:style-name="P20"><text:span text:style-name="T10">Feliks</text:span></text:p>
          <text:p text:style-name="P20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794cm" svg:height="1.492cm" svg:x="11.733cm" svg:y="13.224cm">
          <text:p text:style-name="P20"><text:span text:style-name="T10">Tom</text:span></text:p>
          <text:p text:style-name="P20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2.794cm" svg:height="1.492cm" svg:x="8.833cm" svg:y="13.224cm">
          <text:p text:style-name="P20"><text:span text:style-name="T10">Me</text:span></text:p>
          <text:p text:style-name="P20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25.738cm" svg:y1="3.456cm" svg:x2="25.738cm" svg:y2="2.44cm">
          <text:p/>
        </draw:line>
        <draw:line draw:style-name="gr25" draw:text-style-name="P10" draw:layer="layout" svg:x1="26.019cm" svg:y1="2.787cm" svg:x2="26.019cm" svg:y2="3.168cm">
          <text:p/>
        </draw:line>
        <draw:custom-shape draw:style-name="gr26" draw:text-style-name="P26" draw:layer="layout" svg:width="2.286cm" svg:height="1.016cm" svg:x="22.59cm" svg:y="3.54cm">
          <text:p text:style-name="P25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588cm" svg:height="1.016cm" svg:x="20.919cm" svg:y="6.098cm">
          <text:p text:style-name="P6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7" draw:layer="layout" svg:x1="21.447cm" svg:y1="6.588cm" svg:x2="21.701cm" svg:y2="6.842cm">
          <text:p/>
        </draw:line>
        <draw:custom-shape draw:style-name="gr29" draw:text-style-name="P7" draw:layer="layout" svg:width="2.56cm" svg:height="1.016cm" svg:x="20.665cm" svg:y="8.62cm">
          <text:p text:style-name="P6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6cm" svg:height="1.016cm" svg:x="23.965cm" svg:y="8.62cm">
          <text:p text:style-name="P6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56cm" svg:height="1.016cm" svg:x="20.665cm" svg:y="9.92cm">
          <text:p text:style-name="P28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2.56cm" svg:height="1.016cm" svg:x="23.965cm" svg:y="9.92cm">
          <text:p text:style-name="P30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6cm" svg:height="1.016cm" svg:x="23.965cm" svg:y="8.62cm">
          <text:p text:style-name="P6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5.822cm" svg:height="1.016cm" svg:x="20.685cm" svg:y="11.198cm">
          <text:p text:style-name="P32"><text:span text:style-name="T5">T</text:span><text:span text:style-name="T5">i</text:span><text:span text:style-name="T5">m</text:span><text:span text:style-name="T5">e</text:span><text:span text:style-name="T5"> </text:span><text:span text:style-name="T5">s</text:span><text:span text:style-name="T5">l</text:span><text:span text:style-name="T5">o</text:span><text:span text:style-name="T5">t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26.119cm" svg:y1="8.953cm" svg:x2="26.119cm" svg:y2="9.334cm">
          <text:p/>
        </draw:line>
        <draw:line draw:style-name="gr25" draw:text-style-name="P10" draw:layer="layout" svg:x1="26.219cm" svg:y1="10.219cm" svg:x2="26.219cm" svg:y2="10.6cm">
          <text:p/>
        </draw:line>
        <draw:line draw:style-name="gr25" draw:text-style-name="P10" draw:layer="layout" svg:x1="26.219cm" svg:y1="11.485cm" svg:x2="26.219cm" svg:y2="11.866cm">
          <text:p/>
        </draw:line>
        <draw:line draw:style-name="gr25" draw:text-style-name="P10" draw:layer="layout" svg:x1="23.019cm" svg:y1="10.251cm" svg:x2="23.019cm" svg:y2="10.632cm">
          <text:p/>
        </draw:line>
        <draw:line draw:style-name="gr25" draw:text-style-name="P10" draw:layer="layout" svg:x1="22.919cm" svg:y1="8.917cm" svg:x2="22.919cm" svg:y2="9.298cm">
          <text:p/>
        </draw:line>
        <draw:line draw:style-name="gr24" draw:text-style-name="P10" draw:layer="layout" svg:x1="25.838cm" svg:y1="9.656cm" svg:x2="25.838cm" svg:y2="8.64cm">
          <text:p/>
        </draw:line>
        <draw:line draw:style-name="gr24" draw:text-style-name="P10" draw:layer="layout" svg:x1="25.938cm" svg:y1="10.956cm" svg:x2="25.938cm" svg:y2="9.94cm">
          <text:p/>
        </draw:line>
        <draw:line draw:style-name="gr24" draw:text-style-name="P10" draw:layer="layout" svg:x1="25.938cm" svg:y1="12.256cm" svg:x2="25.938cm" svg:y2="11.24cm">
          <text:p/>
        </draw:line>
        <draw:line draw:style-name="gr24" draw:text-style-name="P10" draw:layer="layout" svg:x1="22.738cm" svg:y1="10.956cm" svg:x2="22.738cm" svg:y2="9.94cm">
          <text:p/>
        </draw:line>
        <draw:line draw:style-name="gr24" draw:text-style-name="P10" draw:layer="layout" svg:x1="22.638cm" svg:y1="9.656cm" svg:x2="22.638cm" svg:y2="8.64cm">
          <text:p/>
        </draw:line>
        <draw:custom-shape draw:style-name="gr31" draw:text-style-name="P3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26.319cm" svg:y1="18.351cm" svg:x2="26.319cm" svg:y2="18.732cm">
          <text:p/>
        </draw:line>
        <draw:line draw:style-name="gr33" draw:text-style-name="P27" draw:layer="layout" svg:x1="26.273cm" svg:y1="14.716cm" svg:x2="26.273cm" svg:y2="14.589cm">
          <text:p/>
        </draw:line>
        <draw:line draw:style-name="gr34" draw:text-style-name="P27" draw:layer="layout" svg:x1="25.892cm" svg:y1="14.462cm" svg:x2="25.892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0T17:17:49.234857018</dc:date>
    <meta:editing-duration>PT6M31S</meta:editing-duration>
    <meta:editing-cycles>1</meta:editing-cycles>
    <meta:document-statistic meta:object-count="86"/>
    <meta:generator>LibreOffice/6.0.3.2$Linux_X86_64 LibreOffice_project/00m0$Build-2</meta:generator>
  </office:meta>
</office:document-meta>
</file>